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cccccc" draw:textarea-horizontal-align="center" draw:textarea-vertical-align="middle"/>
    </style:style>
    <style:style style:name="gr3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Ultrafine_20_Dashed"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8.889cm" svg:height="1.904cm" svg:x="4.175cm" svg:y="8.62cm" svg:viewBox="0 0 8890 1905" draw:points="0,0 635,635 1905,635 2540,1270 3810,1905 6350,1905 6985,1270 8255,635 8890,0">
          <text:p/>
        </draw:polygon>
        <draw:polygon draw:style-name="gr2" draw:text-style-name="P1" draw:layer="layout" svg:width="10.159cm" svg:height="3.809cm" svg:x="3.54cm" svg:y="7.985cm" svg:viewBox="0 0 10160 3810" draw:points="0,0 635,635 1270,1270 2540,1270 3175,1905 4445,2540 6985,2540 7620,1905 8890,1270 9525,635 10160,0 10160,3810 0,3810">
          <text:p/>
        </draw:polygon>
        <draw:line draw:style-name="gr3" draw:text-style-name="P1" draw:layer="layout" svg:x1="10.12cm" svg:y1="8.62cm" svg:x2="10.12cm" svg:y2="10.525cm">
          <text:p/>
        </draw:line>
        <draw:frame draw:style-name="gr4" draw:text-style-name="P2" draw:layer="layout" svg:width="0.959cm" svg:height="0.962cm" svg:x="9.625cm" svg:y="7.655cm">
          <draw:text-box>
            <text:p><text:span text:style-name="T1">H</text:span></text:p>
          </draw:text-box>
        </draw:frame>
        <draw:frame draw:style-name="gr4" draw:text-style-name="P2" draw:layer="layout" svg:width="0.925cm" svg:height="0.962cm" svg:x="8.085cm" svg:y="9.055cm">
          <draw:text-box>
            <text:p><text:span text:style-name="T1">A</text:span></text:p>
          </draw:text-box>
        </draw:frame>
        <draw:custom-shape draw:style-name="gr5" draw:text-style-name="P1" draw:layer="layout" svg:width="0.635cm" svg:height="0.43cm" svg:x="6.65cm" svg:y="8.19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6.65cm" svg:y1="8.785cm" svg:x2="7.285cm" svg:y2="8.785cm">
          <text:p/>
        </draw:line>
        <draw:line draw:style-name="gr6" draw:text-style-name="P1" draw:layer="layout" svg:x1="6.787cm" svg:y1="8.94cm" svg:x2="7.134cm" svg:y2="8.94cm">
          <text:p/>
        </draw:line>
        <draw:polyline draw:style-name="gr7" draw:text-style-name="P1" draw:layer="layout" svg:width="6.285cm" svg:height="6.285cm" draw:transform="skewX (1.02282349948391E-016) rotate (-0.7853981633973) translate (8.61999999998814cm 4.175cm)" svg:viewBox="0 0 6286 6286" draw:points="0,0 898,0 1796,-898 2694,-898 4041,-1347 5837,-3143 5837,-4041 6286,-5388 6286,-6286">
          <text:p/>
        </draw:polyline>
        <draw:frame draw:style-name="gr4" draw:text-style-name="P2" draw:layer="layout" svg:width="0.925cm" svg:height="0.962cm" svg:x="6.186cm" svg:y="9.955cm">
          <draw:text-box>
            <text:p><text:span text:style-name="T1">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2-03-21T18:33:22</meta:creation-date>
    <meta:generator>OpenOffice.org/3.2$Linux OpenOffice.org_project/320m12$Build-9483</meta:generator>
    <dc:date>2012-03-21T18:44:52</dc:date>
    <dc:creator>David Kneis</dc:creator>
    <meta:editing-duration>PT00H11M32S</meta:editing-duration>
    <meta:editing-cycles>1</meta:editing-cycles>
    <meta:document-statistic meta:object-count="10"/>
  </office:meta>
</office:document-meta>
</file>